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3bad" officeooo:paragraph-rsid="00153bad"/>
    </style:style>
    <style:style style:name="P2" style:family="paragraph" style:parent-style-name="Text_20_body">
      <style:text-properties officeooo:rsid="00153bad" officeooo:paragraph-rsid="00153bad"/>
    </style:style>
    <style:style style:name="P3" style:family="paragraph" style:parent-style-name="Text_20_body" style:list-style-name="L1"/>
    <style:style style:name="P4" style:family="paragraph" style:parent-style-name="Text_20_body" style:list-style-name="L1">
      <style:paragraph-properties fo:margin-top="0in" fo:margin-bottom="0in" style:contextual-spacing="false"/>
    </style:style>
    <style:style style:name="P5" style:family="paragraph" style:parent-style-name="Text_20_body">
      <style:text-properties officeooo:rsid="00153bad" officeooo:paragraph-rsid="00153bad"/>
    </style:style>
    <style:style style:name="P6" style:family="paragraph" style:parent-style-name="Text_20_body" style:list-style-name="L2"/>
    <style:style style:name="P7" style:family="paragraph" style:parent-style-name="Text_20_body" style:list-style-name="L2">
      <style:paragraph-properties fo:margin-top="0in" fo:margin-bottom="0in" style:contextual-spacing="false"/>
    </style:style>
    <style:style style:name="P8" style:family="paragraph" style:parent-style-name="Text_20_body">
      <style:text-properties officeooo:rsid="0016fb03" officeooo:paragraph-rsid="0016fb03"/>
    </style:style>
    <style:style style:name="P9" style:family="paragraph" style:parent-style-name="Text_20_body" style:list-style-name="L3"/>
    <style:style style:name="P10" style:family="paragraph" style:parent-style-name="Text_20_body" style:list-style-name="L3">
      <style:paragraph-properties fo:margin-top="0in" fo:margin-bottom="0in" style:contextual-spacing="false"/>
    </style:style>
    <style:style style:name="P11" style:family="paragraph" style:parent-style-name="Text_20_body" style:list-style-name="L4"/>
    <style:style style:name="P12" style:family="paragraph" style:parent-style-name="Text_20_body" style:list-style-name="L4">
      <style:paragraph-properties fo:margin-top="0in" fo:margin-bottom="0in" style:contextual-spacing="false"/>
    </style:style>
    <style:style style:name="P13" style:family="paragraph" style:parent-style-name="Text_20_body" style:list-style-name="L5"/>
    <style:style style:name="P14" style:family="paragraph" style:parent-style-name="Text_20_body" style:list-style-name="L5">
      <style:paragraph-properties fo:margin-top="0in" fo:margin-bottom="0in" style:contextual-spacing="false"/>
    </style:style>
    <style:style style:name="P15" style:family="paragraph" style:parent-style-name="Text_20_body" style:list-style-name="L6"/>
    <style:style style:name="P16" style:family="paragraph" style:parent-style-name="Text_20_body" style:list-style-name="L6">
      <style:paragraph-properties fo:margin-top="0in" fo:margin-bottom="0in" style:contextual-spacing="false"/>
    </style:style>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8">
      <style:paragraph-properties fo:margin-top="0in" fo:margin-bottom="0in" style:contextual-spacing="false"/>
    </style:style>
    <style:style style:name="P20" style:family="paragraph" style:parent-style-name="Text_20_body">
      <style:text-properties officeooo:rsid="001766f4" officeooo:paragraph-rsid="001766f4"/>
    </style:style>
    <style:style style:name="P21" style:family="paragraph" style:parent-style-name="Text_20_body" style:list-style-name="L9"/>
    <style:style style:name="P22" style:family="paragraph" style:parent-style-name="Text_20_body" style:list-style-name="L9">
      <style:paragraph-properties fo:margin-top="0in" fo:margin-bottom="0in" style:contextual-spacing="false"/>
    </style:style>
    <style:style style:name="P23" style:family="paragraph" style:parent-style-name="Text_20_body" style:list-style-name="L10"/>
    <style:style style:name="P24" style:family="paragraph" style:parent-style-name="Text_20_body" style:list-style-name="L10">
      <style:paragraph-properties fo:margin-top="0in" fo:margin-bottom="0in" style:contextual-spacing="false"/>
    </style:style>
    <style:style style:name="T1" style:family="text">
      <style:text-properties officeooo:rsid="0016fb03"/>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per 1:</text:p>
      <text:p text:style-name="P1"/>
      <text:p text:style-name="P2">The document "Deep reinforcement learning for quantum gate control" by Zheng An and D. L. Zhou, published in EPL in 2019, explores the application of deep reinforcement learning (RL) techniques to optimize quantum gate control. Here are the key insights and conclusions from the paper:</text:p>
      <text:h text:style-name="Heading_20_3" text:outline-level="3">Introduction</text:h>
      <text:p text:style-name="Text_20_body">Efficient and precise implementation of multi-qubit gates is crucial for fault-tolerant quantum computing. Traditional optimal control methods often face limitations in achieving high-quality gates under constrained control resources. The paper introduces a dueling double deep Q-learning neural network (DDDQN) to optimize the time dependence of controllable parameters for implementing a single-qubit Hadamard gate and a two-qubit CNOT gate.</text:p>
      <text:h text:style-name="Heading_20_3" text:outline-level="3">Key Points</text:h>
      <text:list xml:id="list2856926738" text:style-name="L1">
        <text:list-item>
          <text:p text:style-name="P3"><text:span text:style-name="Strong_20_Emphasis">Quantum Gate Control Problem:</text:span></text:p>
          <text:list>
            <text:list-item>
              <text:p text:style-name="P4">The goal is to optimize the time-dependent parameters of the Hamiltonian to achieve high-fidelity quantum gates.</text:p>
            </text:list-item>
            <text:list-item>
              <text:p text:style-name="P4">The study focuses on two typical quantum gates: the Hadamard gate and the CNOT gate.</text:p>
            </text:list-item>
          </text:list>
        </text:list-item>
        <text:list-item>
          <text:p text:style-name="P3"><text:span text:style-name="Strong_20_Emphasis">Deep Reinforcement Learning Approach:</text:span></text:p>
          <text:list>
            <text:list-item>
              <text:p text:style-name="P4">A DDDQN framework is used to discover the optimal control sequences without needing gradient information during the learning process.</text:p>
            </text:list-item>
            <text:list-item>
              <text:p text:style-name="P4">The approach maps the quantum control problem into a reinforcement learning problem, where an artificial intelligence agent learns to optimize gate control through interaction with the environment.</text:p>
            </text:list-item>
          </text:list>
        </text:list-item>
        <text:list-item>
          <text:p text:style-name="P3"><text:span text:style-name="Strong_20_Emphasis">Results and Comparisons:</text:span></text:p>
          <text:list>
            <text:list-item>
              <text:p text:style-name="P4">Numerical results show that the DDDQN method can achieve high-fidelity gates more efficiently than traditional methods like gradient ascent pulse engineering (GRAPE), differential evolution (DE), and genetic algorithms (GA).</text:p>
            </text:list-item>
            <text:list-item>
              <text:p text:style-name="P4">For the single-qubit Hadamard gate, RL and GRAPE methods significantly reduce infidelity at the evolution time T=1.0.</text:p>
            </text:list-item>
            <text:list-item>
              <text:p text:style-name="P4">For the two-qubit CNOT gate, RL outperforms other methods, especially in regions where traditional algorithms struggle due to complex control landscapes.</text:p>
            </text:list-item>
          </text:list>
        </text:list-item>
        <text:list-item>
          <text:p text:style-name="P3"><text:span text:style-name="Strong_20_Emphasis">Efficiency and Robustness:</text:span></text:p>
          <text:list>
            <text:list-item>
              <text:p text:style-name="P4">The RL agent demonstrates robust performance across different control tasks, finding optimal protocols even in challenging regions of the control landscape.</text:p>
            </text:list-item>
            <text:list-item>
              <text:p text:style-name="P3">The study highlights the potential of deep RL techniques to solve high-dimensional optimization problems in quantum control.</text:p>
            </text:list-item>
          </text:list>
        </text:list-item>
      </text:list>
      <text:h text:style-name="Heading_20_3" text:outline-level="3"><text:soft-page-break/>Conclusion</text:h>
      <text:p text:style-name="Text_20_body">The paper concludes that deep RL methods, specifically the DDDQN framework, offer a powerful tool for optimizing quantum gate control. The success of this approach lies in its ability to handle discrete action problems and balance exploration and exploitation effectively. The authors suggest that this method can inspire further applications of deep RL in the quantum control domain.</text:p>
      <text:p text:style-name="Text_20_body"><text:span text:style-name="Strong_20_Emphasis">Reference:</text:span> <text:a xlink:type="simple" xlink:href="https://doi.org/10.1209/0295-5075/126/60002" office:target-frame-name="_new" xlink:show="replace" text:style-name="Internet_20_link" text:visited-style-name="Visited_20_Internet_20_Link">(Zheng &amp; Zhou, 2019)</text:a></text:p>
      <text:p text:style-name="Text_20_body"/>
      <text:p text:style-name="P2">Paper 2:</text:p>
      <text:p text:style-name="P2">The document titled "A Modified Deep Q-Learning Algorithm for Optimal and Robust Quantum Gate Design of a Single Qubit System" explores a modified deep reinforcement learning algorithm for designing quantum gates with high fidelity and robustness. Here's a summary of the key points covered in the paper:</text:p>
      <text:list xml:id="list2882575604" text:style-name="L4">
        <text:list-item>
          <text:p text:style-name="P11"><text:span text:style-name="Strong_20_Emphasis">Objective</text:span>: The paper aims to solve the optimal and robust quantum gate design problem for single-qubit systems using a modified dueling deep Q-learning (MDuDQL) algorithm. The goal is to create quantum gates with high fidelity under limited control resources and system uncertainties.</text:p>
        </text:list-item>
        <text:list-item>
          <text:p text:style-name="P11"><text:span text:style-name="Strong_20_Emphasis">MDuDQL Algorithm</text:span>:</text:p>
          <text:list>
            <text:list-item>
              <text:p text:style-name="P12">The paper proposes enhancements to the classical dueling deep Q-learning (DuDQL) method, including a semi-Markov decision process, a modified action selection procedure, improved replay memory, and a soft update mechanism.</text:p>
            </text:list-item>
            <text:list-item>
              <text:p text:style-name="P12">These modifications aim to achieve global optimal solutions, faster convergence, and robustness in control protocols against uncertainties.</text:p>
            </text:list-item>
          </text:list>
        </text:list-item>
        <text:list-item>
          <text:p text:style-name="P11"><text:span text:style-name="Strong_20_Emphasis">Quantum Gate Design</text:span>:</text:p>
          <text:list>
            <text:list-item>
              <text:p text:style-name="P12">The optimal gate design problem involves constructing a control protocol to approximate a desired unitary operation (quantum gate) with high accuracy.</text:p>
            </text:list-item>
            <text:list-item>
              <text:p text:style-name="P12">The robust gate design addresses the challenge of maintaining high fidelity despite uncertainties in the system's parameters.</text:p>
            </text:list-item>
          </text:list>
        </text:list-item>
        <text:list-item>
          <text:p text:style-name="P11"><text:span text:style-name="Strong_20_Emphasis">Results</text:span>:</text:p>
          <text:list>
            <text:list-item>
              <text:p text:style-name="P12">The MDuDQL algorithm outperforms classical DuDQL methods in terms of achieving lower infidelities for quantum gates (H, T, S gates).</text:p>
            </text:list-item>
            <text:list-item>
              <text:p text:style-name="P12">The algorithm demonstrates superior performance in both optimal and robust quantum gate design, with better handling of uncertainties and achieving higher fidelity.</text:p>
            </text:list-item>
          </text:list>
        </text:list-item>
        <text:list-item>
          <text:p text:style-name="P11"><text:span text:style-name="Strong_20_Emphasis">Conclusion</text:span>: The proposed MDuDQL algorithm is effective for optimal and robust quantum gate design. It shows potential for broader applications in quantum control and computation, particularly in systems with limited control resources and uncertainties.</text:p>
        </text:list-item>
      </text:list>
      <text:p text:style-name="P8"/>
      <text:p text:style-name="P8"/>
      <text:p text:style-name="P8"><text:soft-page-break/>Paper 3:</text:p>
      <text:p text:style-name="Text_20_body"><text:span text:style-name="Strong_20_Emphasis">"Deep Reinforcement Learning for Control Design of Quantum Gates"</text:span> investigates the application of the Twin Delayed Deep Deterministic Policy Gradient (TD3) algorithm for optimizing the control of quantum gates. Here are the key points from the paper:</text:p>
      <text:list xml:id="list447668616" text:style-name="L3">
        <text:list-item>
          <text:p text:style-name="P9"><text:span text:style-name="Strong_20_Emphasis">Objective</text:span>: The study focuses on achieving high precision and fast control for various quantum gates, including one-qubit gates (Hadamard, Phase, and T gate) and a two-qubit CNOT gate. The goal is to find optimal control sequences that minimize control time and resources while maintaining high fidelity.</text:p>
        </text:list-item>
        <text:list-item>
          <text:p text:style-name="P9"><text:span text:style-name="Strong_20_Emphasis">Methodology</text:span>:</text:p>
          <text:list>
            <text:list-item>
              <text:p text:style-name="P10">The TD3 algorithm is utilized for its ability to interact with the quantum system in a model-free manner, learning optimal control policies through reinforcement learning.</text:p>
            </text:list-item>
            <text:list-item>
              <text:p text:style-name="P10">The control problem is formulated by representing the system's dynamics with the Schrödinger equation and seeking to minimize a logarithmic infidelity measure.</text:p>
            </text:list-item>
            <text:list-item>
              <text:p text:style-name="P10">The TD3 algorithm involves critic and actor networks, with improvements such as avoiding overestimation by using the minimum value of critic networks and delaying policy updates.</text:p>
            </text:list-item>
          </text:list>
        </text:list-item>
        <text:list-item>
          <text:p text:style-name="P9"><text:span text:style-name="Strong_20_Emphasis">Results</text:span>:</text:p>
          <text:list>
            <text:list-item>
              <text:p text:style-name="P10"><text:span text:style-name="Strong_20_Emphasis">One-Qubit Gates</text:span>: The TD3 algorithm demonstrated high precision in controlling the Hadamard, Phase, and T gates, achieving low average infidelity and shorter control sequences compared to traditional methods like GRAPE and differential evolution (DE).</text:p>
            </text:list-item>
            <text:list-item>
              <text:p text:style-name="P10"><text:span text:style-name="Strong_20_Emphasis">CNOT Gate</text:span>: The algorithm also successfully controlled the CNOT gate, finding optimal control sequences with low infidelity and efficient resource usage.</text:p>
            </text:list-item>
          </text:list>
        </text:list-item>
        <text:list-item>
          <text:p text:style-name="P9"><text:span text:style-name="Strong_20_Emphasis">Comparison with Traditional Methods</text:span>:</text:p>
          <text:list>
            <text:list-item>
              <text:p text:style-name="P10">The TD3 algorithm outperformed traditional gradient-based methods and evolutionary algorithms in terms of both precision and efficiency.</text:p>
            </text:list-item>
            <text:list-item>
              <text:p text:style-name="P10">The reinforcement learning approach was particularly effective in reducing control sequence length and adapting to noisy environments.</text:p>
            </text:list-item>
          </text:list>
        </text:list-item>
        <text:list-item>
          <text:p text:style-name="P9"><text:span text:style-name="Strong_20_Emphasis">Conclusion</text:span>: The study concludes that deep reinforcement learning, particularly the TD3 algorithm, provides a robust and efficient approach to quantum gate control, outperforming traditional methods in both speed and precision.</text:p>
        </text:list-item>
      </text:list>
      <text:p text:style-name="Text_20_body">This paper highlights the potential of advanced machine learning techniques, such as deep reinforcement learning, in improving quantum control tasks, which are critical for the development of practical quantum computing technologies.</text:p>
      <text:p text:style-name="P8"/>
      <text:p text:style-name="P8">Paper 5:</text:p>
      <text:p text:style-name="Text_20_body">The document titled "Global optimization of quantum dynamics with AlphaZero deep exploration" describes the implementation of a deep reinforcement learning approach, specifically the AlphaZero algorithm, to optimize quantum dynamics. The primary focus is on improving the quality and quantity <text:soft-page-break/>of solutions in quantum control problems without relying heavily on initial guesses or domain-specific knowledge. Here are some key points from the document:</text:p>
      <text:list xml:id="list492380304" text:style-name="L5">
        <text:list-item>
          <text:p text:style-name="P13"><text:span text:style-name="Strong_20_Emphasis">AlphaZero Algorithm</text:span>:</text:p>
          <text:list>
            <text:list-item>
              <text:p text:style-name="P14">Utilizes a deep neural network combined with deep lookahead through Monte Carlo tree search (MCTS) to explore the quantum parameter landscape.</text:p>
            </text:list-item>
            <text:list-item>
              <text:p text:style-name="P14">Capable of discovering hidden structures and global symmetries in solutions, outperforming traditional methods that often rely on domain-specific heuristics.</text:p>
            </text:list-item>
          </text:list>
        </text:list-item>
        <text:list-item>
          <text:p text:style-name="P13"><text:span text:style-name="Strong_20_Emphasis">Application Areas</text:span>:</text:p>
          <text:list>
            <text:list-item>
              <text:p text:style-name="P14">Benchmarked on three classes of control problems: discrete, continuous, and constrained continuous pulse sequences.</text:p>
            </text:list-item>
            <text:list-item>
              <text:p text:style-name="P14">Demonstrates substantial improvements in finding high-quality solutions compared to earlier methods like Genetic Algorithms (GA) and Quantum Optimal Control Theory (QOCT) techniques.</text:p>
            </text:list-item>
          </text:list>
        </text:list-item>
        <text:list-item>
          <text:p text:style-name="P13"><text:span text:style-name="Strong_20_Emphasis">Key Results</text:span>:</text:p>
          <text:list>
            <text:list-item>
              <text:p text:style-name="P14">AlphaZero showed significant advancements in learning and exploration, especially in challenging optimization landscapes where traditional methods struggle.</text:p>
            </text:list-item>
            <text:list-item>
              <text:p text:style-name="P14">It was particularly effective in identifying hidden problem-specific heuristics, such as symmetries, without expert knowledge.</text:p>
            </text:list-item>
          </text:list>
        </text:list-item>
        <text:list-item>
          <text:p text:style-name="P13"><text:span text:style-name="Strong_20_Emphasis">Conclusion</text:span>:</text:p>
          <text:list>
            <text:list-item>
              <text:p text:style-name="P14">The AlphaZero approach offers a promising direction for automating the optimization of quantum dynamics, potentially applicable across various quantum technologies.</text:p>
            </text:list-item>
            <text:list-item>
              <text:p text:style-name="P13">Combining AlphaZero's exploration capabilities with domain-specific exploitation strategies could further enhance its performance in complex quantum control tasks.</text:p>
            </text:list-item>
          </text:list>
        </text:list-item>
      </text:list>
      <text:p text:style-name="P8"/>
      <text:p text:style-name="P8">Paper 7:</text:p>
      <text:p text:style-name="P8">The paper titled "Implementing two-qubit gates at the quantum speed limit" discusses the implementation of two-qubit quantum gates at near-optimal speeds using superconducting transmon qubits. The key findings and methods described in the paper include:</text:p>
      <text:list xml:id="list1739669685" text:style-name="L6">
        <text:list-item>
          <text:p text:style-name="P15"><text:span text:style-name="Strong_20_Emphasis">Quantum Speed Limit for Two-Qubit Gates</text:span>:</text:p>
          <text:list>
            <text:list-item>
              <text:p text:style-name="P16">The speed of quantum gates is constrained by the interaction strength between qubits. This study aims to approach the theoretical maximum speed limit for two-qubit gates, particularly focusing on the CNOT, SWAP, and √SWAP gates.</text:p>
            </text:list-item>
          </text:list>
        </text:list-item>
        <text:list-item>
          <text:p text:style-name="P15"><text:span text:style-name="Strong_20_Emphasis">Methodology</text:span>:</text:p>
          <text:list>
            <text:list-item>
              <text:p text:style-name="P16">The researchers employed a machine-learning-inspired optimal control method to design pulse sequences that achieve high-fidelity gates close to the quantum speed limit. The method involves using single-qubit drive strengths that are moderately larger than the interaction strength, making it applicable to various platforms.</text:p>
            </text:list-item>
          </text:list>
        </text:list-item>
        <text:list-item>
          <text:p text:style-name="P15"><text:span text:style-name="Strong_20_Emphasis">Experimental Demonstration</text:span>:</text:p>
          <text:list>
            <text:list-item>
              <text:p text:style-name="P16"><text:soft-page-break/>The implementation was carried out using strongly coupled fixed-frequency superconducting transmon qubits. The experiment achieved high-fidelity gates, such as the CNOT gate with 98.3% fidelity, using pulse sequences optimized to minimize gate time.</text:p>
            </text:list-item>
          </text:list>
        </text:list-item>
        <text:list-item>
          <text:p text:style-name="P15"><text:span text:style-name="Strong_20_Emphasis">Importance of Speed Optimization</text:span>:</text:p>
          <text:list>
            <text:list-item>
              <text:p text:style-name="P16">Speeding up quantum gates is critical for noisy intermediate-scale quantum computers (NISQ) as it increases the computational power and depth of quantum circuits. The study demonstrates that significant speedups can be achieved without sacrificing fidelity, even for non-native gates that are typically challenging to implement efficiently.</text:p>
            </text:list-item>
          </text:list>
        </text:list-item>
        <text:list-item>
          <text:p text:style-name="P15"><text:span text:style-name="Strong_20_Emphasis">Results and Implications</text:span>:</text:p>
          <text:list>
            <text:list-item>
              <text:p text:style-name="P15">The study's results show that with proper optimization, two-qubit gates can approach their theoretical speed limits. This has implications for improving the overall fidelity and efficiency of quantum circuits, especially as the number of qubits scales up.</text:p>
            </text:list-item>
          </text:list>
        </text:list-item>
      </text:list>
      <text:p text:style-name="Text_20_body"/>
      <text:p text:style-name="P8">Paper 8:</text:p>
      <text:p text:style-name="P8">The paper titled "Optimal Control of Families of Quantum Gates" by Frédéric Sauvage and Florian Mintert explores the extension of Quantum Optimal Control (QOC) to handle a continuous family of target operations rather than a single specific operation. The key contributions and findings of the paper include:</text:p>
      <text:list xml:id="list1756167563" text:style-name="L7">
        <text:list-item>
          <text:p text:style-name="P17"><text:span text:style-name="Strong_20_Emphasis">Extension of QOC Frameworks</text:span>: Traditional QOC frameworks are typically designed to optimize a single operation, such as a specific quantum gate. This paper extends the concept to optimize continuous families of operations, allowing for more versatile and efficient control of quantum systems.</text:p>
        </text:list-item>
        <text:list-item>
          <text:p text:style-name="P17"><text:span text:style-name="Strong_20_Emphasis">Neural Network-Based Approach</text:span>: The authors propose using a neural network (NN) to model the relationship between the Hamiltonians (time-dependent) and the target operations. This approach allows for the efficient identification of Hamiltonians that can realize a desired class of quantum gates.</text:p>
        </text:list-item>
        <text:list-item>
          <text:p text:style-name="P17"><text:span text:style-name="Strong_20_Emphasis">Application to Various Systems</text:span>: The framework is versatile and can be applied to different quantum systems with long coherence times, such as superconducting qubits, trapped ions, and opto-mechanical systems. The methodology is designed to minimize the deviation between the controlled and target operations, as measured by a cost functional.</text:p>
        </text:list-item>
        <text:list-item>
          <text:p text:style-name="P17"><text:span text:style-name="Strong_20_Emphasis">Practical Benefits</text:span>: The ability to control a broad range of operations on a quantum device can enhance the utility of current quantum hardware, especially in the context of Noisy-Intermediate Scale Quantum (NISQ) devices. This flexibility can lead to more compact compilation of quantum circuits and reduce the impact of decoherence.</text:p>
        </text:list-item>
        <text:list-item>
          <text:p text:style-name="P17"><text:span text:style-name="Strong_20_Emphasis">Implementation and Results</text:span>: The paper demonstrates the implementation of the proposed approach with examples of single-qubit, two-qubit, and three-qubit gates. The results show that <text:soft-page-break/>the framework can achieve low infidelities, even for complex gate families, and offers practical benefits such as reduced gate times compared to traditional compilation methods.</text:p>
        </text:list-item>
      </text:list>
      <text:p text:style-name="Text_20_body">This work highlights the potential of using neural networks in quantum control, particularly for managing the complexities of continuous families of quantum operations. T</text:p>
      <text:p text:style-name="P8"/>
      <text:p text:style-name="P8">Paper 9:</text:p>
      <text:p text:style-name="P8">The uploaded document is titled <text:span text:style-name="Strong_20_Emphasis">"Deep Reinforcement Learning With Reward Design for Quantum Control"</text:span> by Haixu Yu and Xudong Zhao, published in <text:span text:style-name="Emphasis">IEEE Transactions on Artificial Intelligence</text:span>. The paper proposes a novel deep reinforcement learning (DRL) method with a unique reward paradigm designed based on learning process information (LPI), aimed at improving quantum control tasks.</text:p>
      <text:h text:style-name="Heading_20_3" text:outline-level="3">Key Points:</text:h>
      <text:list xml:id="list60591864" text:style-name="L8">
        <text:list-item>
          <text:p text:style-name="P18"><text:span text:style-name="Strong_20_Emphasis">Problem Statement</text:span>:</text:p>
          <text:list>
            <text:list-item>
              <text:p text:style-name="P19">Designing reward functions in DRL for quantum control tasks is challenging and often relies heavily on human empirical knowledge, which can be time-consuming and error-prone.</text:p>
            </text:list-item>
          </text:list>
        </text:list-item>
        <text:list-item>
          <text:p text:style-name="P18"><text:span text:style-name="Strong_20_Emphasis">Proposed Method</text:span>:</text:p>
          <text:list>
            <text:list-item>
              <text:p text:style-name="P19">The paper introduces a novel DRL approach, DRL-LPI, which automatically generates rewards based on learning process information. This method uses state information and experiences stored during training to design rewards, thus minimizing human interference and increasing efficiency.</text:p>
            </text:list-item>
          </text:list>
        </text:list-item>
        <text:list-item>
          <text:p text:style-name="P18"><text:span text:style-name="Strong_20_Emphasis">Experiments and Results</text:span>:</text:p>
          <text:list>
            <text:list-item>
              <text:p text:style-name="P19">The method is tested on two quantum control tasks: spin-(1/2) quantum state control and many-coupled qubits state control. The DRL-LPI is compared with five existing reward schemes, stochastic gradient descent (SGD), and genetic algorithms (GA).</text:p>
            </text:list-item>
            <text:list-item>
              <text:p text:style-name="P19">Results show that DRL-LPI outperforms other methods in terms of learning efficiency and control performance. It achieves better convergence, requires fewer control actions, and is less dependent on precise feedback information from quantum systems.</text:p>
            </text:list-item>
          </text:list>
        </text:list-item>
        <text:list-item>
          <text:p text:style-name="P18"><text:span text:style-name="Strong_20_Emphasis">Conclusion</text:span>:</text:p>
          <text:list>
            <text:list-item>
              <text:p text:style-name="P18">The paper concludes that DRL-LPI offers a promising approach for quantum control by leveraging LPI to design reward functions, leading to more efficient and practical quantum control solutions.</text:p>
            </text:list-item>
          </text:list>
        </text:list-item>
      </text:list>
      <text:p text:style-name="P8"/>
      <text:p text:style-name="P20">Paper 10:</text:p>
      <text:p text:style-name="P20">The provided document appears to be an academic paper titled "Reinforcement learning pulses for transmon qubit entangling gates," published in <text:span text:style-name="Emphasis">Machine Learning: Science and Technology</text:span>. The paper, <text:soft-page-break/>authored by Ho Nam Nguyen and colleagues, focuses on the application of reinforcement learning (RL) to optimize control pulses for quantum logic operations, specifically targeting superconducting qubits.</text:p>
      <text:h text:style-name="Heading_20_3" text:outline-level="3">Key Points from the Document:</text:h>
      <text:list xml:id="list1587947186" text:style-name="L9">
        <text:list-item>
          <text:p text:style-name="P21"><text:span text:style-name="Strong_20_Emphasis">Objective:</text:span> The study aims to design entangling two-qubit gates using a continuous control reinforcement learning algorithm. The focus is on cross-resonance and CNOT gates for fixed-frequency fixed-coupling transmon qubits.</text:p>
        </text:list-item>
        <text:list-item>
          <text:p text:style-name="P21"><text:span text:style-name="Strong_20_Emphasis">Methodology:</text:span></text:p>
          <text:list>
            <text:list-item>
              <text:p text:style-name="P22">The paper utilizes a model-free approach, where the RL agent constructs control pulses without prior information about the physical system.</text:p>
            </text:list-item>
            <text:list-item>
              <text:p text:style-name="P22">The RL agent was trained in a simulated environment to generate novel pulse sequences that outperform standard cross-resonance gates in terms of fidelity and gate duration.</text:p>
            </text:list-item>
            <text:list-item>
              <text:p text:style-name="P22">The study demonstrates the capability of RL to adapt to drifting hardware characteristics, highlighting the advantages of adaptive-feedback learning-based optimization.</text:p>
            </text:list-item>
          </text:list>
        </text:list-item>
        <text:list-item>
          <text:p text:style-name="P21"><text:span text:style-name="Strong_20_Emphasis">Results:</text:span></text:p>
          <text:list>
            <text:list-item>
              <text:p text:style-name="P22">The RL-designed pulses achieved higher fidelity and shorter gate durations compared to standard approaches.</text:p>
            </text:list-item>
            <text:list-item>
              <text:p text:style-name="P22">The approach showed robustness to stochastic unitary noise and adaptability to hardware changes.</text:p>
            </text:list-item>
          </text:list>
        </text:list-item>
        <text:list-item>
          <text:p text:style-name="P21"><text:span text:style-name="Strong_20_Emphasis">Significance:</text:span> The research underscores the potential of RL in quantum control, offering a practical alternative to traditional model-based gate design methods, especially in the presence of noise and other system imperfections.</text:p>
        </text:list-item>
      </text:list>
      <text:p text:style-name="Text_20_body"/>
      <text:p text:style-name="P20">Paper 11:</text:p>
      <text:p text:style-name="P20">The uploaded document titled "Deep Reinforcement Learning for Quantum Gate Control" discusses the application of deep reinforcement learning (DRL) techniques to optimize the control of quantum gates. The study explores how DRL, specifically the dueling double deep Q-learning neural network (DDDQN), can be used to achieve high-fidelity implementation of quantum gates like the Hadamard and CNOT gates. Here is a summary of the key points from the document:</text:p>
      <text:list xml:id="list3339041315" text:style-name="L10">
        <text:list-item>
          <text:p text:style-name="P23"><text:span text:style-name="Strong_20_Emphasis">Objective</text:span>: The goal is to implement multi-qubit gates efficiently and precisely using external controllable parameters in a physical system. The challenge is to optimize these parameters' time dependence to achieve the desired quantum gates.</text:p>
        </text:list-item>
        <text:list-item>
          <text:p text:style-name="P23"><text:span text:style-name="Strong_20_Emphasis">Methods</text:span>:</text:p>
          <text:list>
            <text:list-item>
              <text:p text:style-name="P24"><text:span text:style-name="Strong_20_Emphasis">Bang-Bang Control Model</text:span>: A method where the total control time is fixed and divided into short periods, with constant control parameters during each period.</text:p>
            </text:list-item>
            <text:list-item>
              <text:p text:style-name="P24"><text:soft-page-break/><text:span text:style-name="Strong_20_Emphasis">Deep Reinforcement Learning (DRL)</text:span>: The study uses DRL to optimize the control signals for quantum gates. It avoids the need for gradient information, making it suitable for various quantum control problems.</text:p>
            </text:list-item>
            <text:list-item>
              <text:p text:style-name="P24"><text:span text:style-name="Strong_20_Emphasis">Dueling Double Deep Q-learning Neural Network (DDDQN)</text:span>: This technique helps in finding the optimal control strategies by separating the estimation of state values and advantages, leading to better stability and performance.</text:p>
            </text:list-item>
          </text:list>
        </text:list-item>
        <text:list-item>
          <text:p text:style-name="P23"><text:span text:style-name="Strong_20_Emphasis">Results</text:span>:</text:p>
          <text:list>
            <text:list-item>
              <text:p text:style-name="P24">The study shows that DRL methods, especially DDDQN, can achieve high-fidelity control of quantum gates, surpassing traditional methods like gradient ascent pulse engineering (GRAPE), differential evolution (DE), and genetic algorithms (GA) in some cases.</text:p>
            </text:list-item>
            <text:list-item>
              <text:p text:style-name="P24">For the single-qubit Hadamard gate and the two-qubit CNOT gate, DRL demonstrated robust performance, especially in scenarios where other methods struggled due to complex control landscapes.</text:p>
            </text:list-item>
          </text:list>
        </text:list-item>
        <text:list-item>
          <text:p text:style-name="P23"><text:span text:style-name="Strong_20_Emphasis">Conclusion</text:span>:</text:p>
          <text:list>
            <text:list-item>
              <text:p text:style-name="P23">DRL, particularly DDDQN, is effective for solving discrete action problems in quantum gate control. The method offers a promising approach for optimizing quantum operations, potentially extending to multi-qubit systems despite the increasing complexity.</text:p>
            </text:list-item>
          </text:list>
        </text:list-item>
      </text:list>
      <text:p text:style-name="Text_20_body">This study highlights the potential of integrating artificial intelligence with quantum computing, opening avenues for more efficient quantum gate implementations.</text:p>
      <text:p text:style-name="P20"/>
      <text:p text:style-name="P20"/>
      <text:p text:style-name="P20"/>
      <text:p text:style-name="P8"/>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9T18:50:30.634665230</meta:creation-date>
    <meta:editing-duration>PT3M5S</meta:editing-duration>
    <meta:editing-cycles>2</meta:editing-cycles>
    <meta:generator>LibreOffice/7.3.7.2$Linux_X86_64 LibreOffice_project/30$Build-2</meta:generator>
    <dc:date>2024-07-29T19:04:02.393951464</dc:date>
    <meta:document-statistic meta:table-count="0" meta:image-count="0" meta:object-count="0" meta:page-count="8" meta:paragraph-count="120" meta:word-count="2547" meta:character-count="17813" meta:non-whitespace-character-count="15477"/>
  </office:meta>
</office:document-meta>
</file>